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oome">
            <text:p>Broome</text:p>
          </table:table-cell>
          <table:table-cell office:value-type="string" office:value="radiocarbon">
            <text:p>radiocarbon</text:p>
          </table:table-cell>
          <table:table-cell office:value-type="string" office:value="Beta-168228">
            <text:p>Beta-168228</text:p>
          </table:table-cell>
          <table:table-cell office:value-type="float" office:value="-17.868">
            <text:p>-17.868</text:p>
          </table:table-cell>
          <table:table-cell office:value-type="float" office:value="122.227">
            <text:p>122.227</text:p>
          </table:table-cell>
          <table:table-cell office:value-type="float" office:value="2720.0">
            <text:p>2720.0</text:p>
          </table:table-cell>
          <table:table-cell office:value-type="float" office:value="40.0">
            <text:p>40.0</text:p>
          </table:table-cell>
          <table:table-cell office:value-type="string" office:value="Bivalves  ">
            <text:p>Bivalves  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essaMasselink2006,LewisEtal2013">
            <text:p>LessaMasselink2006,LewisEtal2013</text:p>
          </table:table-cell>
        </table:table-row>
        <table:table-row>
          <table:table-cell office:value-type="string" office:value="Broome">
            <text:p>Broome</text:p>
          </table:table-cell>
          <table:table-cell office:value-type="string" office:value="radiocarbon">
            <text:p>radiocarbon</text:p>
          </table:table-cell>
          <table:table-cell office:value-type="string" office:value="OZG-465">
            <text:p>OZG-465</text:p>
          </table:table-cell>
          <table:table-cell office:value-type="float" office:value="-18.457">
            <text:p>-18.457</text:p>
          </table:table-cell>
          <table:table-cell office:value-type="float" office:value="121.812">
            <text:p>121.812</text:p>
          </table:table-cell>
          <table:table-cell office:value-type="float" office:value="3850.0">
            <text:p>3850.0</text:p>
          </table:table-cell>
          <table:table-cell office:value-type="float" office:value="50.0">
            <text:p>50.0</text:p>
          </table:table-cell>
          <table:table-cell office:value-type="string" office:value="Ooid">
            <text:p>Ooid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eartyEtal2006,LewisEtal2013">
            <text:p>HeartyEtal2006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